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a skeleton of a discourse for Parashat Itr<text:span text:style-name="T1">ò</text:span><text:span text:style-name="T2">./</text:span></text:p>
      <text:p text:style-name="P6"/>
      <text:p text:style-name="P4"><text:span text:style-name="T2">We read in the Medrash. <text:s/>"The son of a King, after having recovered from/ a serious illness, was requested by his teacher to attend to his schooling./ <text:s/>But the royal father objected. <text:s/>He said My child's looks betray his/ mobility to submit to a course of study. <text:s/>Let </text:span><text:span text:style-name="T3">him[?]</text:span><text:span text:style-name="T5"> his health be recruited,/ during a short period, by </text:span><text:span text:style-name="T3">healthy [?]</text:span><text:span text:style-name="T5"> means of invigorating sustenance and he will afterward </text:span><text:span text:style-name="T3">then</text:span><text:span text:style-name="T5"> be better qualified for/ the task. <text:s/>In like manner did the King of the universe act respecting/ His liberated children. <text:s/>They might have received the divine </text:span><text:span text:style-name="T3">imparting</text:span><text:span text:style-name="T5"> teaching/ of Sinai immediately after having been made free, but many among/ them emerging from a state of abject servitude were unprepared </text:span><text:span text:style-name="T3">for</text:span><text:span text:style-name="T5"> to bend the mind/ to that sublime instruction. <text:s/>God said. <text:s/>Let them first be refreshed with/ the gushing waters of a miraculous spring, fed with a heavenly bread,/ </text:span><text:span text:style-name="T3">afterward</text:span><text:span text:style-name="T5"> &amp; an abundant supply of flesh, then they will be more apt to imbibe and retain the lessons I contem-/-plate to impart" <text:s/>Brethren! <text:s/>This Rabbinical allegory intends/ to signify that truth, which [inserted above: while] a mind entirely uninfluenced by wrong notions,/ will clearly perceive, remains hidden from that mind which is affected with/ </text:span><text:span text:style-name="T3">perverted</text:span><text:span text:style-name="T5"> baneful thoughts. <text:s/>From the language of Ezekiel which relates how/ the anger of the Lord was very nigh kindled against Israel, while still/ in the land of Egypt, as we read [Hebrew] "I had said, that I would pour out my wrath on them,/ exhaust my ire against them, aver in the country of Mizraim" <text:s/>From that prophetic sentence,/ we obviously infer that pernicious surroundings had/ lowered the standard of morality among our forefathers. <text:s/>That the/</text:span></text:p>
      <text:p text:style-name="P7"><text:soft-page-break/></text:p>
      <text:p text:style-name="P7">[Page 2]</text:p>
      <text:p text:style-name="P4"><text:span text:style-name="T5">principles of which the sainted patriarchs had become the exponents,/ were obliterated from the memory of some of their descendants, and/ were supplanted by ideas which the fulsome worship of their masters/ was calculated to instill. <text:s/>The Almighty deemed it therefore necessary/ to awaken in the breasts of such, feelings of gratitude for benefits/ daily obtained; before he communicated His celestial will. <text:s/>When de-/-serving that they were marvellously[sic!] supplied with their wants by/ their Deliverer, they might be willing to listen to His instruction, and/ having listened they might agree to accept it and abide by its consequence./ <text:s/>Thus it happened that fifty days were suffered to elapse between/ the time in which the shackles of a physical bondage were broken,/ and that wherein the fetters of a spiritual thraldom were sundered/ apart. <text:s/>But when that period arrived then "all the people answered together and said/ "all the words which the Lord hath spoken we will do" [Hebrew]/ [Hebrew]. <text:s/>They all bent </text:span><text:span text:style-name="T3">their heads</text:span><text:span text:style-name="T5"> down to assume/ the yoke of the Law, that yoke so light, so easy to bear unto those/ who receive it in love. <text:s/>That [Hebrew] which to the pious/ is not a burden, but a healthful restraint. <text:s/>Our fathers on the day/ of Sinai regarded it as an ornament, &amp; as such they donned it. <text:s/>We/ their progeny are invested therewith, and will never part with it./ <text:s/>But let us reflect a few moments upon the object which the/ imposing of that yoke was designed to effect./</text:span></text:p>
      <text:p text:style-name="P7"/>
      <text:p text:style-name="P7">[Page 3]</text:p>
      <text:p text:style-name="P4"><text:span text:style-name="T5"><text:tab/>The inspired son of Amioz speaking in eloquent strains of Israel's glory,/ gave utterance to the following sentence. <text:s/>"I have put my word in thy/ mouth, I have </text:span><text:span text:style-name="T3">th</text:span><text:span text:style-name="T5"> covered thee in the shadow of my hand, to/ plant the heaven, and lay the foundation of the earth, and to/ say unto Zion that </text:span><text:span text:style-name="T6">thou art</text:span><text:span text:style-name="T7"> my people." <text:s/>[Hebrew]/ The mission of Israel is then to plant the heaven. <text:s/>To establish the king-/-dom of heaven amid the denziens of this nether world. <text:s/>To exhibit/ the close relation existing between the creature and His Creator. <text:s/>Men incapa-/ble of comprehending what seemed too </text:span><text:span text:style-name="T4">ab</text:span><text:span text:style-name="T7"> far above their mental vision,/ towed down to objects within reach of their </text:span><text:span text:style-name="T4">bemuted view</text:span><text:span text:style-name="T7"> narrow compass. <text:s/>The lord of/ nature, became the slave of works of nature. <text:s/>Their altars reeked/ with human blood. <text:s/>Crimes at which we instinctively shrink with horror/ were perpetuated as an act of divine adoration. <text:s/>For, dread and not love/ inspired man's worship. <text:s/>But Israel was chosen to dethrone false/ deities; and point to that Being who is the sovereign Dweller of heaven./ <text:s/>Israel had stood at the foot of mount Horeb, of that memorable spot/ [Hebrew], because from thence would issue forth the instru-/-ment wherewith to destroy the gods of heathenism, to tear down the shrines/ which priestly craft had dedicated to corruption. <text:s/>Israel "the holy nation"/ was chosen to plant the heaven. <text:s/>To </text:span><text:span text:style-name="T4">cast</text:span><text:span text:style-name="T7"> sow broadest among mortals the seeds of/ happiness. <text:s/>To offer them the enjoyment of a heaven-like repose/ which is the offspring of obedience to the word of the wise Legislator./</text:span></text:p>
      <text:p text:style-name="P4"><text:span text:style-name="T7"/></text:p>
      <text:p text:style-name="P4"><text:span text:style-name="T7">[Page 4]</text:span></text:p>
      <text:p text:style-name="P4"><text:span text:style-name="T7"><text:tab/>To show that the Law has eternity in her right hand. <text:s/>In her/ left contentment and peace. <text:s/>This teaching was to open before/ our fellow-men a heaven heretofore hidden from his sight. <text:s/>And the/ more it will be heeded, the brighter and more serene it will </text:span><text:span text:style-name="T4">grow</text:span><text:span text:style-name="T7"> becom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9T15:14:11.99</meta:creation-date>
    <dc:date>2012-05-10T11:28:09.06</dc:date>
    <dc:creator>Penn Libraries</dc:creator>
    <meta:editing-duration>PT00H31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1013" meta:character-count="6303"/>
  </office:meta>
</office:document-meta>
</file>